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list-style-name="L1"/>
    <style:style style:name="T1" style:family="text">
      <style:text-properties fo:color="#e67e22"/>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onjour, de mon côté j'ai réussi avec Heroku mais c'était laborieux. Après pour ma part j'ai séparé la partie dashboard que je fais sur streamlit et que je déploie sur streamlit share de la partie API que je fais sur FastAPI et que je déploie sur heroku. Pour heroku il faut vraiment essayer de bien respecter les étapes de déploiement et normalement cela devrait être bon : 1) déjà s'assurer qu'en local tout fonctionne bien 2) bien préparer le dossier github avec les fichiers de l'application mais également le fichier requirements.txt et Procfile (très important que tout soit correct à ce stade). Ici on ne parle que de votre github perso, pas celui de heroku (on ne doit rien mettre dedans ça se fait automatiquement quand il se connecte à notre github perso). Donc notre github doit être à jour avec les derniers git add / git commit / git push 3) ensuite, faire dans l'ordre (au niveau du terminal positionnez vous dans votre dossier local celui qui correspond a votre github perso) : 3.1 heroku login (j'imagine que vous avez déjà un login) et là il faut se logguer 3.2 heroku create #nom_app# (bien mettre un nom simple) 3.3 git push heroku main 3.4 heroku open j'espère n'avoir rien oublié, mais normalement si l'étape 2 est bien ficelée après cela tout roule tranquillement, à chaque fois que j'ai eu des soucis c'était lié soit aux étapes 1) et 2) qui n'étaient pas bonnes, soit parce que je n'ai pas respecté les étapes 3 correctement Si vous avez une erreur à ce stade, il faut taper "heroku logs --tail" et a priori il vous dit ce qui ne va pas </text:p>
      <text:section text:style-name="Sect1" text:name="message-reactions-1006191847351275651">
        <text:p text:style-name="Standard"/>
      </text:section>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6T15:16:58.952138705</meta:creation-date>
    <dc:date>2022-09-09T10:49:27.404363031</dc:date>
    <meta:editing-duration>PT38S</meta:editing-duration>
    <meta:editing-cycles>3</meta:editing-cycles>
    <meta:generator>LibreOffice/6.4.7.2$Linux_X86_64 LibreOffice_project/40$Build-2</meta:generator>
    <meta:document-statistic meta:table-count="0" meta:image-count="0" meta:object-count="0" meta:page-count="1" meta:paragraph-count="1" meta:word-count="281" meta:character-count="1561" meta:non-whitespace-character-count="1281"/>
  </office:meta>
</office:document-meta>
</file>